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81a1" officeooo:paragraph-rsid="000681a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81a1" officeooo:paragraph-rsid="000681a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0681a1"/>
    </style:style>
    <style:style style:name="P4" style:family="paragraph" style:parent-style-name="Standard">
      <style:paragraph-properties fo:text-align="start" style:justify-single-word="false"/>
      <style:text-properties officeooo:paragraph-rsid="00068796"/>
    </style:style>
    <style:style style:name="P5" style:family="paragraph" style:parent-style-name="Standard">
      <style:paragraph-properties fo:text-align="start" style:justify-single-word="false"/>
      <style:text-properties officeooo:paragraph-rsid="00068dab"/>
    </style:style>
    <style:style style:name="P6" style:family="paragraph" style:parent-style-name="Standard">
      <style:paragraph-properties fo:text-align="start" style:justify-single-word="false"/>
      <style:text-properties officeooo:paragraph-rsid="0007be69"/>
    </style:style>
    <style:style style:name="P7" style:family="paragraph" style:parent-style-name="Standard">
      <style:paragraph-properties fo:text-align="start" style:justify-single-word="false"/>
      <style:text-properties officeooo:rsid="000681a1" officeooo:paragraph-rsid="000681a1"/>
    </style:style>
    <style:style style:name="P8" style:family="paragraph" style:parent-style-name="Standard">
      <style:paragraph-properties fo:text-align="start" style:justify-single-word="false"/>
      <style:text-properties officeooo:rsid="00068dab" officeooo:paragraph-rsid="00068dab"/>
    </style:style>
    <style:style style:name="P9" style:family="paragraph" style:parent-style-name="Standard">
      <style:paragraph-properties fo:text-align="start" style:justify-single-word="false"/>
      <style:text-properties officeooo:rsid="00068dab" officeooo:paragraph-rsid="0007be69"/>
    </style:style>
    <style:style style:name="P10" style:family="paragraph" style:parent-style-name="Standard">
      <style:paragraph-properties fo:text-align="start" style:justify-single-word="false"/>
      <style:text-properties officeooo:rsid="0007be69" officeooo:paragraph-rsid="0007be69"/>
    </style:style>
    <style:style style:name="P11" style:family="paragraph" style:parent-style-name="Standard">
      <style:paragraph-properties fo:text-align="start" style:justify-single-word="false"/>
      <style:text-properties officeooo:rsid="000861ba" officeooo:paragraph-rsid="000861ba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681a1" style:font-size-asian="12.25pt" style:font-size-complex="14pt"/>
    </style:style>
    <style:style style:name="T3" style:family="text">
      <style:text-properties fo:font-size="14pt" officeooo:rsid="00068796" style:font-size-asian="12.25pt" style:font-size-complex="14pt"/>
    </style:style>
    <style:style style:name="T4" style:family="text">
      <style:text-properties fo:font-size="14pt" officeooo:rsid="00068dab" style:font-size-asian="12.25pt" style:font-size-complex="14pt"/>
    </style:style>
    <style:style style:name="T5" style:family="text">
      <style:text-properties fo:font-size="14pt" officeooo:rsid="0007be69" style:font-size-asian="12.25pt" style:font-size-complex="14pt"/>
    </style:style>
    <style:style style:name="T6" style:family="text">
      <style:text-properties fo:font-size="14pt" officeooo:rsid="000861ba" style:font-size-asian="12.25pt" style:font-size-complex="14pt"/>
    </style:style>
    <style:style style:name="T7" style:family="text">
      <style:text-properties fo:font-size="14pt" fo:font-weight="bold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68796" style:font-size-asian="12.25pt" style:font-weight-asian="bold" style:font-size-complex="14pt" style:font-weight-complex="bold"/>
    </style:style>
    <style:style style:name="T9" style:family="text">
      <style:text-properties officeooo:rsid="0007b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елов Максим Михайлович БПИ208</text:p>
      <text:p text:style-name="P1">Пояснительная записка</text:p>
      <text:p text:style-name="P1">Вариант 6</text:p>
      <text:p text:style-name="P2">Описание задачи:</text:p>
      <text:p text:style-name="P2">Задача о курильщиках. Есть три процесса-курильщика и один процесс-</text:p>
      <text:p text:style-name="P2">посредник. Курильщик непрерывно скручивает сигареты и курит их. Чтобы</text:p>
      <text:p text:style-name="P2">скрутить сигарету, нужны табак, бумага и спички. У одного процесса-</text:p>
      <text:p text:style-name="P2">курильщика есть табак, у второго – бумага, а у третьего – спички. Посредник</text:p>
      <text:p text:style-name="P2">кладет на стол по два разных случайных компонента. Тот процесс-</text:p>
      <text:p text:style-name="P2">курильщик, у которого есть третий компонент, забирает компоненты со</text:p>
      <text:p text:style-name="P2">стола, скручивает сигарету и курит. Посредник дожидается, пока курильщик</text:p>
      <text:p text:style-name="P2">закончит, затем процесс повторяется. Создать многопоточное приложение,4</text:p>
      <text:p text:style-name="P2">моделирующее поведение курильщиков и посредника. При решении задачи</text:p>
      <text:p text:style-name="P2">использовать семафоры.</text:p>
      <text:p text:style-name="P2"/>
      <text:p text:style-name="P2">Описание логики программы:</text:p>
      <text:p text:style-name="P3"><text:span text:style-name="T2">В программе создано 4 семафора, характеризующих состояние стола и курильщиков. 1 семафор горит красным, когда стол пуст и кто-то из курильщиков курят, остальные 3 семафора представляют собой комбинации из 2 компонентов из 3. Я не создавал по семафору на каждый компонент, так как тогда курильщикам придется ждать на 2 семафорах, из-за чего они смогут брать спички, табак и бумагу неупорядоченно, а не сразу и табак и бумагу, например.</text:span></text:p>
      <text:p text:style-name="P7"><text:span text:style-name="T1">Программа начинается с зажженным семафором о пустом столе, из-за чего активируется поток-посредник </text:span><text:span text:style-name="T3">и гасит его</text:span><text:span text:style-name="T1">. Он генерирует случайное число от 0 до 2 включительно, после </text:span><text:span text:style-name="T3">чего выбирает какой из семафоров о компонентах зажжется. После этого активируется один из курильщиков и берет со стола нужные ингредиенты, после чего курит секунду, и зажигает семафор пустого стола. Цикл повторяется. При этом в консоль выводятся сообщения о том, какие компоненты были выложены на стол, и какие курильщики курили.</text:span></text:p>
      <text:p text:style-name="P7"><text:span text:style-name="T3"/></text:p>
      <text:p text:style-name="P4"><text:span text:style-name="T3">Наиболее подходящей </text:span><text:span text:style-name="T8">моделью</text:span><text:span text:style-name="T3"> под данную задачу является модель Взаимодействующие равные. При использовании данной модели в программе отсутствует не занимающийся вычислениями (в данном случае – переключениями семафоров и выводом в консоль) поток</text:span><text:span text:style-name="T4">.</text:span></text:p>
      <text:p text:style-name="P8"><text:span text:style-name="T1"/></text:p>
      <text:p text:style-name="P8"><text:span text:style-name="T7">Входные данные</text:span><text:span text:style-name="T1"> в этой программе отсутствуют</text:span><text:span text:style-name="T5">.</text:span></text:p>
      <text:p text:style-name="P8"><text:span text:style-name="T1"/></text:p>
      <text:p text:style-name="P9"><text:span text:style-name="T7">Выходные данные</text:span><text:span text:style-name="T1"> представляют собой сообщения в консоль о том, что посредник положил что-то на стол, или о том, что курильщик с чем-то курит.</text:span></text:p>
      <text:p text:style-name="P9"><text:span text:style-name="T1"><text:s/></text:span></text:p>
      <text:p text:style-name="P9"><text:span text:style-name="T5">Д</text:span><text:span text:style-name="T1">ля </text:span><text:span text:style-name="T7">тестирования</text:span><text:span text:style-name="T1"> достаточно было перенаправить выходные данные в файл и провести простейший частотный анализ фраз, например при помощи функции «найти» в стандартном текстовом редакторе ubuntu. Пример файла с тестовым выводом лежит в этой же папке под именем test_out. Проанализировав этот файл находим, что </text:span></text:p>
      <text:p text:style-name="P8"><text:soft-page-break/><text:span text:style-name="T1">1. курильщики курят только после того, как положили на стол компоненты. (нет 2 раза подряд идущих сообщения о курении)</text:span></text:p>
      <text:p text:style-name="P5"><text:span text:style-name="T4">2. Посредник не кладет на стол компоненты, пока кто-либо не закончил курить.</text:span></text:p>
      <text:p text:style-name="P6"><text:span text:style-name="T4">3. Нет курильщиков, курящих не со всеми компонентами (не встречаются </text:span><text:span text:style-name="T5">2 строки</text:span><text:span text:style-name="T4"> типа: «Matches and paper are now on the table!</text:span><text:span text:style-name="T5">\n</text:span><text:span text:style-name="T4">Smoker with </text:span><text:span text:style-name="T5">paper</text:span><text:span text:style-name="T4"> is smoking!»</text:span></text:p>
      <text:p text:style-name="P10"><text:span text:style-name="T4">4. </text:span><text:span text:style-name="T1">Частоты для разных курильщиков примерно равны 39%, 34%, 27%, что близко к требуемым 33,(3)%. Это вероятно связано с маленькой выборкой ( курили только 226 раз ) или с особенностями генерации случайных чисел.</text:span></text:p>
      <text:p text:style-name="P10"><text:span text:style-name="T1"/></text:p>
      <text:p text:style-name="P10"><text:span text:style-name="T1">После проведенного тестирования, сделан вывод, что программа выполняет поставленную задачу с хорошей точностью.</text:span></text:p>
      <text:p text:style-name="P10"><text:span text:style-name="T1"/></text:p>
      <text:p text:style-name="P6"><text:span text:style-name="T5">При решении задачи использовалась библиотека pthread, соответственно я старался придерживаться си-стайл </text:span><text:span text:style-name="T6">написания программы.</text:span></text:p>
      <text:p text:style-name="P11"><text:span text:style-name="T1">Программа компилировалась на линукс, при помощи командной строки, терминала.</text:span></text:p>
      <text:p text:style-name="P11"><text:span text:style-name="T1"/></text:p>
      <text:p text:style-name="P11"><text:span text:style-name="T1">Все условия поставленные в задании были выполнены, если я ничего не забы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22:31:45.547119930</meta:creation-date>
    <dc:date>2021-12-17T23:23:46.669844863</dc:date>
    <meta:editing-duration>PT3M30S</meta:editing-duration>
    <meta:editing-cycles>1</meta:editing-cycles>
    <meta:document-statistic meta:table-count="0" meta:image-count="0" meta:object-count="0" meta:page-count="2" meta:paragraph-count="30" meta:word-count="477" meta:character-count="3357" meta:non-whitespace-character-count="2904"/>
    <meta:generator>LibreOffice/6.4.7.2$Linux_X86_64 LibreOffice_project/40$Build-2</meta:generator>
  </office:meta>
</office:document-meta>
</file>